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319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8pt" style:font-name-asian="Arial" style:font-size-asian="8pt" style:font-name-complex="Arial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0.278cm" svg:height="0.758cm" svg:x="1.925cm" svg:y="1.7cm" svg:viewBox="0 0 279 759" draw:points="0,759 279,759 279,0 0,0">
          <text:p/>
        </draw:polygon>
        <draw:polygon draw:style-name="gr2" draw:layer="layout" svg:width="0.278cm" svg:height="0.758cm" svg:x="1.925cm" svg:y="1.7cm" svg:viewBox="0 0 279 759" draw:points="0,759 279,759 279,0 0,0">
          <text:p/>
        </draw:polygon>
        <draw:polygon draw:style-name="gr3" draw:layer="layout" svg:width="2.198cm" svg:height="1.298cm" svg:x="1cm" svg:y="1.4cm" svg:viewBox="0 0 2199 1299" draw:points="0,1299 2199,1299 2199,0 0,0">
          <text:p/>
        </draw:polygon>
        <draw:line draw:style-name="gr3" draw:layer="layout" svg:x1="1.969cm" svg:y1="2.344cm" svg:x2="2.704cm" svg:y2="1.768cm">
          <text:p/>
        </draw:line>
        <draw:polygon draw:style-name="gr3" draw:layer="layout" svg:width="0.901cm" svg:height="0.806cm" svg:x="1.969cm" svg:y="1.768cm" svg:viewBox="0 0 902 807" draw:points="188,807 902,246 735,0 0,576">
          <text:p/>
        </draw:polygon>
        <draw:frame draw:style-name="gr4" draw:layer="layout" svg:width="1.2cm" svg:height="0.601cm" svg:x="0.9cm" svg:y="1.3cm">
          <draw:text-box>
            <text:p text:style-name="P1"><text:span text:style-name="T1">СИГН. </text:span></text:p>
          </draw:text-box>
        </draw:frame>
        <draw:frame draw:style-name="gr4" draw:layer="layout" svg:width="1.2cm" svg:height="0.601cm" svg:x="2.15cm" svg:y="1.3cm">
          <draw:text-box>
            <text:p text:style-name="P1"><text:span text:style-name="T1">ОТКЛ. </text:span></text:p>
          </draw:text-box>
        </draw:frame>
        <draw:path draw:style-name="gr5" draw:layer="layout" svg:width="0.297cm" svg:height="0.299cm" svg:x="1.925cm" svg:y="2.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3" draw:layer="layout" svg:width="0.297cm" svg:height="0.299cm" svg:x="1.925cm" svg:y="2.3cm" svg:viewBox="0 0 298 300" svg:d="M298 150c0 28-6 51-20 75s-31 41-54 55c-24 14-48 20-75 20s-51-6-74-20c-24-14-41-31-55-55s-20-47-20-75 6-51 20-75 31-41 55-55c23-14 46-20 73-20h1c27 0 51 6 75 20 23 14 40 31 54 55s20 47 20 75z">
          <text:p/>
        </draw:path>
        <draw:path draw:style-name="gr5" draw:layer="layout" svg:width="0.299cm" svg:height="0.299cm" svg:x="2.645cm" svg:y="1.73cm" svg:viewBox="0 0 300 300" svg:d="M300 150c0 28-6 51-20 75s-31 41-55 55-47 20-75 20-51-6-75-20-41-31-55-55-20-47-20-75 6-51 20-75 31-41 55-55 47-20 75-20 51 6 75 20 41 31 55 55 20 47 20 75z">
          <text:p/>
        </draw:path>
        <draw:path draw:style-name="gr3" draw:layer="layout" svg:width="0.299cm" svg:height="0.299cm" svg:x="2.645cm" svg:y="1.73cm" svg:viewBox="0 0 300 300" svg:d="M300 150c0 28-6 51-20 75s-31 41-55 55-47 20-75 20-51-6-75-20-41-31-55-55-20-47-20-75 6-51 20-75 31-41 55-55 47-20 75-20 51 6 75 20 41 31 55 55 20 47 20 75z">
          <text:p/>
        </draw:path>
        <draw:path draw:style-name="gr5" draw:layer="layout" svg:width="0.297cm" svg:height="0.299cm" svg:x="1.92cm" svg:y="2.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2cm" svg:y="2.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1.2cm" svg:y="1.7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2cm" svg:y="1.73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5" draw:layer="layout" svg:width="0.297cm" svg:height="0.299cm" svg:x="1.915cm" svg:y="1.58cm" svg:viewBox="0 0 298 300" svg:d="M0 150c0-28 6-51 20-75s31-41 54-55c24-14 48-20 75-20s51 6 74 20c24 14 41 31 55 55s20 47 20 75-6 51-20 75-31 41-54 55c-24 14-48 20-75 20s-51-6-74-20c-24-14-41-31-55-55s-20-47-20-75z">
          <text:p/>
        </draw:path>
        <draw:path draw:style-name="gr3" draw:layer="layout" svg:width="0.297cm" svg:height="0.299cm" svg:x="1.915cm" svg:y="1.58cm" svg:viewBox="0 0 298 300" svg:d="M0 150c0-28 6-51 20-75s31-41 54-55c24-14 48-20 75-20s51 6 74 20c24 14 41 31 55 55s20 47 20 75-6 51-20 75-31 41-54 55c-24 14-48 20-75 20s-51-6-74-20c-24-14-41-31-55-55s-20-47-20-7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0:27:53.109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9T10:28:01.609000000</dc:date>
    <meta:document-statistic meta:object-count="17"/>
    <meta:template xlink:type="simple" xlink:actuate="onRequest" xlink:title="1" xlink:href="file:///C:/Documents%20and%20Settings/User/Application%20Data/LibreOffice/4/user/template/1.otg" meta:date="2015-09-29T10:27:53.031000000"/>
  </office:meta>
</office:document-meta>
</file>